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i>x</mi>
              <mo stretchy="false">=</mo>
              <mi>r</mi>
            </mrow>
            <mi>sin</mi>
            <mo stretchy="false">ϑ</mo>
            <mi>cos</mi>
            <mo stretchy="false">ϕ</mo>
          </mrow>
        </mtd>
      </mtr>
      <mtr>
        <mtd>
          <mrow>
            <mrow>
              <mi>y</mi>
              <mo stretchy="false">=</mo>
              <mi>r</mi>
            </mrow>
            <mi>sin</mi>
            <mo stretchy="false">ϑ</mo>
            <mi>sin</mi>
            <mo stretchy="false">ϕ</mo>
          </mrow>
        </mtd>
      </mtr>
      <mtr>
        <mtd>
          <mrow>
            <mrow>
              <mi>z</mi>
              <mo stretchy="false">=</mo>
              <mi>r</mi>
            </mrow>
            <mi>cos</mi>
            <mo stretchy="false">ϑ</mo>
          </mrow>
        </mtd>
      </mtr>
      <mtr>
        <mtd>
          <mrow>
            <mo stretchy="false">⇒</mo>
          </mrow>
        </mtd>
      </mtr>
      <mtr>
        <mtd>
          <mrow>
            <mrow>
              <msub>
                <mi>b</mi>
                <mi>r</mi>
              </msub>
              <mo stretchy="false">=</mo>
              <mn>1</mn>
            </mrow>
            <mi>;</mi>
            <mrow>
              <msub>
                <mi>b</mi>
                <mo stretchy="false">ϑ</mo>
              </msub>
              <mo stretchy="false">=</mo>
              <mi>r</mi>
            </mrow>
            <mi>;</mi>
            <mrow>
              <msub>
                <mi>b</mi>
                <mo stretchy="false">ϕ</mo>
              </msub>
              <mo stretchy="false">=</mo>
              <mi>r</mi>
            </mrow>
            <mi>sin</mi>
            <mo stretchy="false">ϑ</mo>
          </mrow>
        </mtd>
      </mtr>
      <mtr>
        <mtd>
          <mrow>
            <mrow>
              <msub>
                <mrow>
                  <mstyle mathvariant="bold">
                    <mrow>
                      <mi>e</mi>
                    </mrow>
                  </mstyle>
                </mrow>
                <mi>r</mi>
              </msub>
              <mo stretchy="false">=</mo>
              <mrow>
                <mo stretchy="false">(</mo>
                <mrow>
                  <mi>sin</mi>
                  <mo stretchy="false">ϑ</mo>
                  <mi>cos</mi>
                  <mo stretchy="false">ϕ</mo>
                  <mi>,</mi>
                  <mi>sin</mi>
                  <mo stretchy="false">ϑ</mo>
                  <mi>sin</mi>
                  <mo stretchy="false">ϕ</mo>
                  <mi>,</mi>
                  <mi>cos</mi>
                  <mo stretchy="false">ϑ</mo>
                </mrow>
                <mo stretchy="false">)</mo>
              </mrow>
            </mrow>
          </mrow>
        </mtd>
      </mtr>
      <mtr>
        <mtd>
          <mrow>
            <mrow>
              <msub>
                <mrow>
                  <mstyle mathvariant="bold">
                    <mrow>
                      <mi>e</mi>
                    </mrow>
                  </mstyle>
                </mrow>
                <mo stretchy="false">ϑ</mo>
              </msub>
              <mo stretchy="false">=</mo>
              <mrow>
                <mo stretchy="false">(</mo>
                <mrow>
                  <mi>cos</mi>
                  <mo stretchy="false">ϑ</mo>
                  <mi>cos</mi>
                  <mo stretchy="false">ϕ</mo>
                  <mi>,</mi>
                  <mi>cos</mi>
                  <mo stretchy="false">ϑ</mo>
                  <mi>sin</mi>
                  <mo stretchy="false">ϕ</mo>
                  <mrow>
                    <mi>,</mi>
                    <mo stretchy="false">−</mo>
                    <mi>sin</mi>
                  </mrow>
                  <mo stretchy="false">ϑ</mo>
                </mrow>
                <mo stretchy="false">)</mo>
              </mrow>
            </mrow>
          </mrow>
        </mtd>
      </mtr>
      <mtr>
        <mtd>
          <mrow>
            <mrow>
              <msub>
                <mrow>
                  <mstyle mathvariant="bold">
                    <mrow>
                      <mi>e</mi>
                    </mrow>
                  </mstyle>
                </mrow>
                <mo stretchy="false">ϕ</mo>
              </msub>
              <mo stretchy="false">=</mo>
              <mrow>
                <mo stretchy="false">(</mo>
                <mrow>
                  <mrow>
                    <mo stretchy="false">−</mo>
                    <mi>sin</mi>
                  </mrow>
                  <mo stretchy="false">ϕ</mo>
                  <mi>,</mi>
                  <mi>cos</mi>
                  <mo stretchy="false">ϕ</mo>
                  <mi>,</mi>
                  <mn>0</mn>
                </mrow>
                <mo stretchy="false">)</mo>
              </mrow>
            </mrow>
          </mrow>
        </mtd>
      </mtr>
    </mtable>
    <annotation encoding="StarMath 5.0">alignl x = r sin %ivartheta cos %iphi
newline
alignl y = r sin %ivartheta sin %iphi
newline
alignl z = r cos %ivartheta 
newline drarrow newline

alignl b_r = 1 ; b_%ivartheta = r ; b_%iphi = r sin %ivartheta
newline

alignl {bold e} _r = (sin %ivartheta cos %iphi , sin %ivartheta sin %iphi , cos %ivartheta) 
newline

alignl {bold e} _%ivartheta = (cos %ivartheta cos %iphi , cos %ivartheta sin %iphi , - sin %ivartheta) 
newline

alignl {bold e} _%iphi = (-sin %iphi , cos %iphi , 0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3:21:40.761000000</meta:creation-date>
    <meta:generator>LibreOffice/4.1.4.2$Windows_x86 LibreOffice_project/0a0440ccc0227ad9829de5f46be37cfb6edcf72</meta:generator>
  </office:meta>
</office:document-meta>
</file>